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path draw:style-name="gr1" draw:layer="layout" svg:width="2cm" svg:height="2cm" svg:x="0cm" svg:y="0cm" svg:viewBox="0 0 2001 2001" svg:d="m1000 0c0 500 500 1000 1001 1000-501 0-1001 500-1001 1001 0-501-500-1001-1000-1001 500 0 1000-500 1000-1000z">
            <text:p/>
          </draw:path>
          <draw:path draw:style-name="gr2" draw:layer="layout" svg:width="2cm" svg:height="2cm" svg:x="0cm" svg:y="0cm" svg:viewBox="0 0 2001 2001" svg:d="m1000 0c0 500 500 1000 1001 1000-501 0-1001 500-1001 1001 0-501-500-1001-1000-1001 500 0 1000-500 1000-100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Curved Four Point Star</dc:title>
    <meta:creation-date>2011-02-07T16:54:2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